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seBuilder.field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seBuilder.onComplete( Runnable onComple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seBuilder.sen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seBuilder.comple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seServerResponse.creat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seBuilder.retry( Dur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seBuilder.writeObject( Object 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SseBuilder.data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seServerResponse.SseServerResponse( Consumer &lt; SseBuilder &gt; sseConsumer , @ Nullable Duration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seBuilder.event( String ev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seBuilder.error(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seBuilder.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seBuilder.builder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seBuilder.writeString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SseBuilder.comment( String com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seBuilder.onError( Consumer &lt; Throwable &gt; 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seBuilder.onTimeout( Runnable on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seBuilder.DefaultSseBuilder( HttpServletResponse response , Context context , DeferredResult &lt; ? &gt; deferred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bleHeadersServerHttpResponse.MutableHeadersServerHttpResponse( ServerHttpRespons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seServerResponse.writeToInternal( HttpServletRequest request , HttpServletResponse response , 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seServerResponse.create( Consumer &lt; SseBuilder &gt; sseConsumer , @ Nullable Duration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HeadersServerHttpResponse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eServerResponse.empty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